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RADIOSONDAGE</text:title></text:p>
      <text:p text:style-name="OrgTitle"/>
      <text:p text:style-name="OrgSubtitle"><text:initial-creator>maint</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22f8545">1. Le ballon sonde</text:a></text:p>
          <text:p text:style-name="Contents_20_2"><text:a xlink:type="simple" xlink:href="#org38b9d30">1.1. Force ascensionnelle</text:a></text:p>
          <text:p text:style-name="Contents_20_2"><text:a xlink:type="simple" xlink:href="#orga5b3612">1.2. Pression atmosphérique</text:a></text:p>
          <text:p text:style-name="Contents_20_2"><text:a xlink:type="simple" xlink:href="#org3ab4f13">1.3. Altitude maximale</text:a></text:p>
          <text:p text:style-name="Contents_20_1"><text:a xlink:type="simple" xlink:href="#orgf783882">2. Formation d'un nuage</text:a></text:p>
          <text:p text:style-name="Contents_20_2"><text:a xlink:type="simple" xlink:href="#orgf1f4089">2.1. loi de nivellement</text:a></text:p>
          <text:p text:style-name="Contents_20_2"><text:a xlink:type="simple" xlink:href="#orgbb7863a">2.2. </text:a></text:p>
        </text:index-body>
      </text:table-of-content>
      <text:h text:style-name="Heading_20_1" text:outline-level="1" text:is-list-header="false">
<text:bookmark-start text:name="OrgXref.org22f8545"/>
<text:bookmark text:name="org22f8545"/>Le ballon sonde
<text:bookmark-end text:name="OrgXref.org22f8545"/></text:h>
      <text:p text:style-name="Text_20_body">Le radio-sondage est une technique de mesure en altitude des propriétés de l'atmosphère par ballon sonde. Le principe est simple. On rempli un ballon d’un gaz plus léger que l’air afin de le propulser dans l’atmosphère : il s’élève en pratique à une vitesse de l’ordre de 5 <text:span text:style-name="OrgCode">$m.s^{-1}$</text:span> jusqu'à ce que la dilatation du gaz contenu dans son enveloppe ne provoque son éclatement (généralement observé vers 30 <text:span text:style-name="OrgCode">$km$</text:span> d'altitude).
</text:p>
      <text:p text:style-name="Text_20_body">Des capteurs mesurent les variations de 3 paramètres : 
</text:p>
      <text:section text:style-name="OrgIndentedSection-Level-0" text:name="Section1">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pression</text:p>
              </table:table-cell>
              <table:table-cell table:style-name="OrgTblCellTB">
                <text:p text:style-name="OrgTableHeadingLeft">température</text:p>
              </table:table-cell>
              <table:table-cell table:style-name="OrgTblCellTB">
                <text:p text:style-name="OrgTableHeadingLeft">humidité</text:p>
              </table:table-cell>
            </table:table-row>
          </table:table-header-rows>
          <table:table-rows>
            <table:table-row>
              <table:table-cell table:style-name="OrgTblCellT">
                <text:p text:style-name="OrgTableContentsLeft">P</text:p>
              </table:table-cell>
              <table:table-cell table:style-name="OrgTblCellT">
                <text:p text:style-name="OrgTableContentsLeft">T</text:p>
              </table:table-cell>
              <table:table-cell table:style-name="OrgTblCellT">
                <text:p text:style-name="OrgTableContentsLeft">q</text:p>
              </table:table-cell>
            </table:table-row>
            <table:table-row>
              <table:table-cell table:style-name="OrgTblCellB">
                <text:p text:style-name="OrgTableContentsLeft">Pa</text:p>
              </table:table-cell>
              <table:table-cell table:style-name="OrgTblCellB">
                <text:p text:style-name="OrgTableContentsLeft">K</text:p>
              </table:table-cell>
              <table:table-cell table:style-name="OrgTblCellB">
                <text:p text:style-name="OrgTableContentsLeft">…</text:p>
              </table:table-cell>
            </table:table-row>
          </table:table-rows>
        </table:table>
      </text:section>
      <text:p text:style-name="Text_20_body">Remarques :
</text:p>
      <text:list text:style-name="OrgNumberedList" text:continue-numbering="false">
        <text:list-item>
          <text:p text:style-name="Text_20_body">La plateforme est équipée d'un parachute qui permettra après éclatement du ballon de récupérer le materiel. Vous pouvez consulter sur ce site les trajets : 
</text:p>
        </text:list-item>
        <text:list-item>
          <text:p text:style-name="Text_20_body">l'instrument permet en outre de mesurer les directions du vent grâce à un suivi de la trajectoire du ballon. Ce  point ne sera pas abordé aujourd'hui mais il pourrait tout à fait faire l'objet d'un approfondissement grâce à un mini-exposé d'élève.
</text:p>
        </text:list-item>
        <text:list-item>
          <text:p text:style-name="Text_20_body">Les données une fois récoltées sont reportées sur des diagrammes thermodynamiques qui permettent d'étudier la stabilité des masses d'air in situ (voir exercice …)
</text:p>
        </text:list-item>
      </text:list>
      <text:h text:style-name="Heading_20_2" text:outline-level="2" text:is-list-header="false">
<text:bookmark-start text:name="OrgXref.org38b9d30"/>
<text:bookmark text:name="org38b9d30"/>Force ascensionnelle
<text:bookmark-end text:name="OrgXref.org38b9d30"/></text:h>
      <text:h text:style-name="Heading_20_2" text:outline-level="2" text:is-list-header="false">
<text:bookmark-start text:name="OrgXref.orga5b3612"/>
<text:bookmark text:name="orga5b3612"/>Pression atmosphérique
<text:bookmark-end text:name="OrgXref.orga5b3612"/></text:h>
      <text:h text:style-name="Heading_20_2" text:outline-level="2" text:is-list-header="false">
<text:bookmark-start text:name="OrgXref.org3ab4f13"/>
<text:bookmark text:name="org3ab4f13"/>Altitude maximale
<text:bookmark-end text:name="OrgXref.org3ab4f13"/></text:h>
      <text:h text:style-name="Heading_20_1" text:outline-level="1" text:is-list-header="false">
<text:bookmark-start text:name="OrgXref.orgf783882"/>
<text:bookmark text:name="orgf783882"/>Formation d'un nuage
<text:bookmark-end text:name="OrgXref.orgf783882"/></text:h>
      <text:p text:style-name="Text_20_body">Les phénomènes météos - souvent complexes et parfois spectaculaires dans leurs manifestations - ont des origines variées et une compréhension fine nécessite de prendre en compte de nombreux paramètres ! Pour autant un phénomènes assez banal est expliquable facilement car uniquement du <text:span text:style-name="OrgCode">au déplacement adiabatique de masses d’air</text:span>. Cet exercice se propose d’expliquer qualitativement la création d’un courant ascendant  pouvant conduire à la formation d'un nuage.
</text:p>
      <text:p text:style-name="Text_20_body">On discutera (éventuellement) la pertinence des hypothèse suivantes sur l'air atmosphérique : 
</text:p>
      <text:list text:style-name="OrgBulletedList" text:continue-numbering="false">
        <text:list-item>
          <text:p text:style-name="Text_20_body">H1 air sec ou air humide
</text:p>
        </text:list-item>
        <text:list-item>
          <text:p text:style-name="Text_20_body">H2 gaz parfait
</text:p>
        </text:list-item>
        <text:list-item>
          <text:p text:style-name="Text_20_body">H3 capacités thermiques massiques constantes
</text:p>
        </text:list-item>
        <text:list-item>
          <text:p text:style-name="Text_20_body">H4 pesanteur constante.
</text:p>
        </text:list-item>
      </text:list>
      <text:p text:style-name="Text_20_body">Un point de l'atmosphère est repéré par ses coordonnées cartésiennes dans un trièdre orthonormé (Oxyz), tel que l'axe (Oz) coïncide avec la verticale ascendante, la cote z étant prise au niveau de la mer.
</text:p>
      <text:h text:style-name="Heading_20_2" text:outline-level="2" text:is-list-header="false">
<text:bookmark-start text:name="OrgXref.orgf1f4089"/>
<text:bookmark text:name="orgf1f4089"/>loi de nivellement
<text:bookmark-end text:name="OrgXref.orgf1f4089"/></text:h>
      <text:p text:style-name="Text_20_body">Des relevés expérimentaux montrent qu'en l'absence de mouvement des masses d'air, la température est fonction affine de l'altitude z suivant la loi : 
</text:p>
      <text:p text:style-name="Text_20_body"><text:span text:style-name="OrgCode">$$ T(z) = T_{0} - \lambda z $$</text:span>
</text:p>
      <text:p text:style-name="Text_20_body">Montrer que P et T à l'altitude z sont liées par la relation, appelée loi de nivellement barométrique
</text:p>
      <text:p text:style-name="Text_20_body">déterminer l’exposant q en fonction de M, g0,λ et R 
</text:p>
      <text:p text:style-name="Text_20_body">Calculer numériquement q sachant que 
</text:p>
      <text:h text:style-name="Heading_20_2" text:outline-level="2" text:is-list-header="false">
<text:bookmark-start text:name="OrgXref.orgbb7863a"/>
<text:bookmark text:name="orgbb7863a"/>
<text:bookmark-end text:name="OrgXref.orgbb7863a"/></text:h>
      <text:p text:style-name="Text_20_body">L'état d'équilibre étudié précédemment n'est possible que si les isothermes et les isobares coïncident avec les équipotentielles du champ de pesanteur (i.e les surfaces d'équation z = cte). En présence d’hétérogénéités au niveau du sol comme des écarts de température d'un point à un autre) l'air s'échauffe différemment et (peut) se met en mouvement : on parle alors d'instabilité.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maint</dc:creator>
    <meta:initial-creator>maint</meta:initial-creator>
    <dc:date>2023-01-29T20:51:19</dc:date>
    <meta:creation-date>2023-01-29T20:51:19</meta:creation-date>
    <meta:generator>Emacs 28.1 (Org mode 9.3.1)</meta:generator>
    <meta:keyword/>
    <dc:subject/>
    <dc:title>RADIOSONDAGE</dc:title>
  </office:meta>
</office:document-meta>
</file>